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25800000191F7D01AFE920C9EC5.jpg" manifest:media-type="image/jpeg"/>
  <manifest:file-entry manifest:full-path="Pictures/10000000000001BB00000191E3C2A2A0A138A8FA.jpg" manifest:media-type="image/jpeg"/>
  <manifest:file-entry manifest:full-path="Pictures/2000000F00000AC200000AC29FBF81212B887EDF.svm" manifest:media-type="image/x-svm"/>
  <manifest:file-entry manifest:full-path="Pictures/100000010000006900000069C01FF25D9A14072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753cm" svg:height="2.753cm" svg:x="8.999cm" svg:y="10.748cm">
          <draw:image xlink:href="Pictures/2000000F00000AC200000AC29FBF81212B887EDF.svm" xlink:type="simple" xlink:show="embed" xlink:actuate="onLoad" draw:mime-type="image/x-svm">
            <text:p/>
          </draw:image>
          <draw:image xlink:href="Pictures/100000010000006900000069C01FF25D9A140725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Apprentissage_5f_3-2-600x401" draw:display-name="Apprentissage_3-2-600x401" xlink:href="Pictures/100000000000025800000191F7D01AFE920C9EC5.jpg" xlink:type="simple" xlink:show="embed" xlink:actuate="onLoad"/>
    <draw:fill-image draw:name="Apprentissagtgl" xlink:href="Pictures/10000000000001BB00000191E3C2A2A0A138A8F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2-15T14:22:11.153000000</dc:date>
    <meta:editing-duration>PT19M45S</meta:editing-duration>
    <meta:editing-cycles>1</meta:editing-cycles>
    <meta:document-statistic meta:object-count="1"/>
    <meta:generator>LibreOffice/7.6.2.1$Windows_X86_64 LibreOffice_project/56f7684011345957bbf33a7ee678afaf4d2ba333</meta:generator>
  </office:meta>
</office:document-meta>
</file>